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5" style:family="table">
      <style:table-properties style:width="16.898cm" fo:margin-left="0.042cm" fo:margin-right="0.06cm" table:align="margins" style:writing-mode="lr-tb"/>
    </style:style>
    <style:style style:name="Taula5.A" style:family="table-column">
      <style:table-column-properties style:column-width="3.57cm" style:rel-column-width="13844*"/>
    </style:style>
    <style:style style:name="Taula5.B" style:family="table-column">
      <style:table-column-properties style:column-width="3.605cm" style:rel-column-width="13983*"/>
    </style:style>
    <style:style style:name="Taula5.C" style:family="table-column">
      <style:table-column-properties style:column-width="9.723cm" style:rel-column-width="37708*"/>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ext_20_body">
      <style:paragraph-properties fo:text-align="end" style:justify-single-word="false"/>
    </style:style>
    <style:style style:name="P2" style:family="paragraph" style:parent-style-name="Standard">
      <style:paragraph-properties fo:text-align="justify" style:justify-single-word="false" style:text-autospace="none"/>
      <style:text-properties style:font-name="Arial" fo:font-size="10pt" fo:language="ca" fo:country="ES" fo:background-color="#00ffff" style:font-size-asian="10pt" style:language-asian="ca" style:country-asian="ES" style:font-name-complex="Arial" style:font-size-complex="10pt" style:language-complex="ar" style:country-complex="SA" style:font-style-complex="italic"/>
    </style:style>
    <style:style style:name="P3"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4" style:family="paragraph" style:parent-style-name="Standard">
      <style:paragraph-properties fo:margin-top="0cm" fo:margin-bottom="0.106cm" fo:text-align="justify" style:justify-single-word="false"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5" style:family="paragraph" style:parent-style-name="Standard">
      <style:paragraph-properties fo:margin-top="0cm" fo:margin-bottom="0.106cm"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6" style:family="paragraph" style:parent-style-name="Standard">
      <style:paragraph-properties fo:margin-top="0cm" fo:margin-bottom="0.106cm" fo:text-align="justify" style:justify-single-word="false" fo:orphans="2" fo:widows="2" style:snap-to-layout-grid="false" style:writing-mode="lr-tb"/>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P7" style:family="paragraph" style:parent-style-name="Normal_20__28_Web_29_">
      <style:paragraph-properties fo:margin-top="0cm" fo:margin-bottom="0cm">
        <style:tab-stops/>
      </style:paragraph-properties>
      <style:text-properties style:font-name="Arial" fo:font-size="10pt" style:font-size-asian="10pt" style:font-size-complex="10pt"/>
    </style:style>
    <style:style style:name="P8" style:family="paragraph" style:parent-style-name="Text_20_body" style:list-style-name="L1">
      <style:paragraph-properties fo:margin-left="0cm" fo:margin-right="0cm" fo:line-height="150%" fo:text-indent="-0.635cm" style:auto-text-indent="false"/>
    </style:style>
    <style:style style:name="P9" style:family="paragraph" style:parent-style-name="Text_20_body" style:list-style-name="L1">
      <style:paragraph-properties fo:margin-left="1.251cm" fo:margin-right="0cm" fo:line-height="150%" fo:text-indent="-0.635cm" style:auto-text-indent="false"/>
    </style:style>
    <style:style style:name="P10" style:family="paragraph" style:parent-style-name="Text_20_body" style:list-style-name="L2">
      <style:paragraph-properties fo:margin-left="1.251cm" fo:margin-right="0cm" fo:line-height="150%" fo:text-indent="-0.635cm" style:auto-text-indent="false"/>
    </style:style>
    <style:style style:name="P11" style:family="paragraph" style:parent-style-name="Text_20_body" style:list-style-name="L2">
      <style:paragraph-properties fo:margin-left="1.251cm" fo:margin-right="0cm" fo:line-height="150%" fo:text-indent="-0.635cm" style:auto-text-indent="false"/>
      <style:text-properties fo:font-weight="normal" style:font-weight-asian="normal" style:font-weight-complex="normal"/>
    </style:style>
    <style:style style:name="P12" style:family="paragraph" style:parent-style-name="Heading_20_2">
      <style:paragraph-properties fo:break-before="page"/>
    </style:style>
    <style:style style:name="T1" style:family="text">
      <style:text-properties fo:font-variant="normal" fo:text-transform="none" fo:color="#000000" style:font-name="sans-serif" fo:font-size="9.75pt" fo:letter-spacing="normal" fo:font-style="normal"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Header">Cròniques problemàtiques</text:p>
      <text:p text:style-name="P7"/>
      <text:p text:style-name="Text_20_body">En aquest document anirem apuntant els problemes més seriosos que ens anem trobant a mesura que la aplicació vagi agafant forma.</text:p>
      <text:h text:style-name="Heading_20_1" text:outline-level="1">Problema 1: Comunicació Client-Servidor</text:h>
      <text:p text:style-name="P7"/>
      <text:list xml:id="list33259135" text:style-name="L1">
        <text:list-header>
          <text:p text:style-name="P8"><text:span text:style-name="T3">Descripció:</text:span> La idea inicial era implementar el servidor utilitzant la llibreria XMPP que facilita l'API de Google App Engine. Si bé la llibreria ens proporciona mètodes per rebre missatges, no ens serveix com a servidor real, donat que GAE només dóna suport al port 80, es a dir, només aplicacions web. Per tant la forma de comunicar els nostres clients amb el servidor i a la inversa, no és a través del típic sòcket obert que està escoltant en un port. Si bé la comunicació del client amb el servidor no és un problema (utilitzant peticions POST) no podem dir el mateix pel que fa al servidor amb el client. ¿Com pot un client web programat en PHP i Javascript estar escoltant el que li arriba del servidor en forma de peticions POST o GET? Això no ho vam preveure, així que vam haver de buscar una solució.</text:p>
          <text:p text:style-name="P9"><text:span text:style-name="T3">Solució 1:</text:span> Com qui tenia que rebre era el Javascript del client, vam posar-nos a buscar una llibreria XMPP per Javascript, i la vam trobar, de fet vam trobar-ne moltes, però desgraciadament totes elles necessitaven implementar el protocol BOSH <text:span text:style-name="T2">(</text:span><text:span text:style-name="T1">Bidirectional-streams Over Synchronous HTTP</text:span><text:span text:style-name="T2">) i la <text:s/>API de GAE no suporta aquest protocol.</text:span></text:p>
          <text:p text:style-name="P9"><text:span text:style-name="T3">Solució 2</text:span>: Com que GAE era qui ens limitava, una possible solució podria haver sigut crear el servidor en Java a pèl i executar-lo en un servidor casolà. Tanmateix la idea implicava canviar dràsticament el nostre plantejament inicial, a part de tenir que muntar un servidor, dar-lo d'alta en un servei dyndns i configurar-lo, etc. A part el fet d'utilitzar un servidor casolà comporta moltes limitacions i problemes afegits (no es segur que pugui estar les 24/7 i té una velocitat de pujada molt baixa). Donat que la idea es oferir un servei al major número de clients possibles aquesta solució va ser rebutjada. </text:p>
          <text:p text:style-name="P9"><text:span text:style-name="T3">Solució 3</text:span>: Una idea millor i més atractiva era utilitzar un pont, m'explico. Si el problema és que el client no pot estar escoltant per rebre, perquè no fer que sigui ell mateix qui s'encarrega de demanar si té algun missatge? Per fer això necessitàvem que el servidor guardés els missatges a algun lloc, per exemple a una base de dades (el pont). Després el client els demana a la base de dades i els rep, a la pràctica seria un simple “select” cada mig segon, per exemple. </text:p>
        </text:list-header>
      </text:list>
      <text:list xml:id="list33257575" text:style-name="L2">
        <text:list-header>
          <text:p text:style-name="P10">Al principi ens semblava bé utilitzar aquest mètode, però després hi vam pensar una mica més a fons. Quin sentit té el servidor si utilitzem el pont de la base de dades? Si ho féssim d'aquesta manera, també podríem fer directament la inserció del missatge a la base de dades des de el propi client d'origen, així que no necessitaríem un servidor. A més la idea de que els clients estiguessin bombardejant constantment la base de dades no ens entusiasmava gaire.</text:p>
          <text:p text:style-name="P10"><text:span text:style-name="T3">Solució 4: </text:span><text:span text:style-name="T2">Tot i que la solució 3 no ens va acabar agradant, sí que en vam treure algunes conclusions. Per exemple, el fet que fos el client qui preguntés encara era un mètode vàlid, i també estàvem d'acord que guardar les conversacions a una base de dades (si el client hi està d'acord, </text:span><text:soft-page-break/><text:span text:style-name="T2">com fa gTalk) era una opció interessant, però no utilitzar la base de dades per recollir els missatges. De fet vam concloure que fos com </text:span><text:span text:style-name="T2">fos era el servidor qui tenia que proporcionar els missatges al client.</text:span></text:p>
          <text:p text:style-name="P11">Vam pensar i buscar fins als racons més inhòspits de la xarxa, i finalment ens va ser revelat l'algorisme que va fer-nos obrir els ulls. </text:p>
          <text:p text:style-name="P11">El mètode que vam trobar va ser una explicació resumida de com funciona el xat integrat a Facebook.</text:p>
          <text:p text:style-name="P11">El servidor a part d'emmagatzemar la informació a una base de dades, pot també guardar en memòria els missatges, aleshores s'implementa un mètode que es cridat pel client al servidor a través d'una petició GET i és aquí quan el servidor li mostra els missatges que té per ell.</text:p>
          <text:p text:style-name="P11">Utilitzant aquest mètode donem resposta a la limitació de GAE de només utilitzar el port 80 i aconseguim un flux d'informació entre client i servidor que ens serveix per implementar el nostre xat en temps real.</text:p>
        </text:list-header>
      </text:list>
      <text:h text:style-name="P12" text:outline-level="2">Control de canvis</text:h>
      <table:table table:name="Taula5" table:style-name="Taula5">
        <table:table-column table:style-name="Taula5.A"/>
        <table:table-column table:style-name="Taula5.B"/>
        <table:table-column table:style-name="Taula5.C"/>
        <table:table-row>
          <table:table-cell table:style-name="Taula5.A1" office:value-type="string">
            <text:p text:style-name="P3">Data</text:p>
          </table:table-cell>
          <table:table-cell table:style-name="Taula5.A1" office:value-type="string">
            <text:p text:style-name="P3">Modificat per:</text:p>
          </table:table-cell>
          <table:table-cell table:style-name="Taula5.C1" office:value-type="string">
            <text:p text:style-name="P3">Modificacions</text:p>
          </table:table-cell>
        </table:table-row>
        <table:table-row>
          <table:table-cell table:style-name="Taula5.A2" office:value-type="date" office:date-value="2011-10-03">
            <text:p text:style-name="P6">03/10/11</text:p>
          </table:table-cell>
          <table:table-cell table:style-name="Taula5.B2" office:value-type="string">
            <text:p text:style-name="P6">Héctor Costa</text:p>
          </table:table-cell>
          <table:table-cell table:style-name="Taula5.C2" office:value-type="string">
            <text:p text:style-name="P4">Modificació inicial</text:p>
          </table:table-cell>
        </table:table-row>
        <table:table-row>
          <table:table-cell table:style-name="Taula5.B2" office:value-type="string">
            <text:p text:style-name="P4"/>
          </table:table-cell>
          <table:table-cell table:style-name="Taula5.B2" office:value-type="string">
            <text:p text:style-name="P5"/>
          </table:table-cell>
          <table:table-cell table:style-name="Taula5.C2" office:value-type="string">
            <text:p text:style-name="P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 Cròniqu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0-12T13:12:45.86</dc:date>
    <meta:editing-duration>PT05H38M18S</meta:editing-duration>
    <meta:editing-cycles>33</meta:editing-cycles>
    <meta:generator>OpenOffice.org/3.2$Win32 OpenOffice.org_project/320m18$Build-9502</meta:generator>
    <dc:creator>Hector Costa Guzman</dc:creator>
    <meta:document-statistic meta:table-count="1" meta:image-count="0" meta:object-count="0" meta:page-count="3" meta:paragraph-count="21" meta:word-count="736" meta:character-count="4215"/>
  </office:meta>
</office:document-meta>
</file>